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2">
      <style:paragraph-properties fo:margin-left="0.4925in" fo:margin-right="0in" fo:text-indent="0in" style:auto-text-indent="fals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Index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" style:family="paragraph" style:parent-style-name="Index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Var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h text:style-name="Heading_20_2" text:outline-level="2">Heading 2</text:h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<text:s text:c="2"/>]=3, [<text:tab/><text:tab/><text:tab/>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text:p text:style-name="Footnote">Second paragraph of the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2</text:page-count>, subject=<text:subject>Subject text</text:subject>, title=<text:title>Title of the Document</text:title>, author=<text:initial-creator/>.</text:p>
      <text:p text:style-name="Standard">Paragraph with nbsp= , nbhyphen=‑, optional-hyphen=­.</text:p>
      <text:p text:style-name="Standard">Pargaraph with a note [<office:annotation><dc:date>2008-10-04T00:00:00.70</dc:date><text:p>Text of the note</text:p><text:p/></office:annotation>].</text:p>
      <text:list xml:id="list33523968" text:style-name="L1">
        <text:list-item>
          <text:p text:style-name="P3">List item 1<office:annotation><dc:creator>Yves Savourel</dc:creator><dc:date>2008-10-14T13:39:25.71</dc:date><text:p text:style-name="P9"><text:span text:style-name="T7">And here goes a second note. A long comment with formatting like </text:span><text:span text:style-name="T8">bold</text:span><text:span text:style-name="T7">, and </text:span><text:span text:style-name="T9">more</text:span><text:span text:style-name="T7">.</text:span></text:p><text:p text:style-name="P9"><text:span text:style-name="T7">Like several paragraphs.</text:span></text:p></office:annotation></text:p>
        </text:list-item>
        <text:list-item>
          <text:p text:style-name="P3">List item 2</text:p>
        </text:list-item>
      </text:list>
      <text:list xml:id="list33549810" text:style-name="L2">
        <text:list-item>
          <text:p text:style-name="P4">sub-item 1</text:p>
        </text:list-item>
        <text:list-item>
          <text:p text:style-name="P4">sub-item 2</text:p>
        </text:list-item>
      </text:list>
      <text:p text:style-name="P1">One more paragraph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  <text:p text:style-name="Standard">Paragraph with an index <text:alphabetical-index-mark-start text:id="IMark169717580" text:key1="Key1 text" text:key2="Key2 text"/>marker<text:alphabetical-index-mark-end text:id="IMark169717580"/>.</text:p>
      <text:p text:style-name="Standard">Image: </text:p>
      <text:p text:style-name="Standard"><draw:frame draw:style-name="fr1" draw:name="Frame1" text:anchor-type="paragraph" svg:width="3.2827in" draw:z-index="0"><draw:text-box fo:min-height="2.2543in"><text:p text:style-name="Illustration"><draw:frame draw:style-name="fr2" draw:name="graphics1" text:anchor-type="paragraph" svg:x="0.0016in" svg:y="0.0008in" svg:width="0.3335in" style:rel-width="100%" svg:height="0.3335in" style:rel-height="scale" draw:z-index="1"><draw:image xlink:href="Pictures/100002000000002000000020568232DC.png" xlink:type="simple" xlink:show="embed" xlink:actuate="onLoad"/></draw:frame>Illustration <text:sequence text:ref-name="refIllustration0" text:name="Illustration" text:formula="ooow:Illustration+1" style:num-format="1">1</text:sequence>: Caption of the image</text:p></draw:text-box></draw:frame><text:soft-page-break/></text:p>
      <text:p text:style-name="Standard"/>
      <text:p text:style-name="Standard">Paragraph with reference: [<text:user-defined text:name="Info 1">Info 1 text</text:user-defined>] and [<text:title>Title of the Document</text:title>], [<text:description>Comments</text:description>], [<text:creation-time style:data-style-name="N43">06:12:24 AM</text:creation-time>], [<text:keywords>Keyword text</text:keywords>], [<text:subject>Subject text</text:subject>], [<text:variable-set text:name="Var1" office:value-type="string">Value of var1</text:variable-set>]</text:p>
      <text:p text:style-name="Standard"/>
      <text:p text:style-name="Standard">Below is the index and the table of content:</text:p>
      <text:table-of-content text:style-name="Sect1" text:protected="true" text:name="Table of Contents1">
        <text:table-of-content-source text:outline-level="10">
          <text:index-title-template text:style-name="Contents_20_Heading">Title of the 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itle of the Table of Contents</text:p>
          </text:index-title>
          <text:p text:style-name="P5">Heading 1<text:tab/>1</text:p>
          <text:p text:style-name="P2">Heading 2<text:tab/>1</text:p>
        </text:index-body>
      </text:table-of-content>
      <text:p text:style-name="Standard"/>
      <text:alphabetical-index text:style-name="Sect1" text:protected="true" text:name="Alphabetical Index1">
        <text:alphabetical-index-source text:main-entry-style-name="Main_20_index_20_entry" text:sort-algorithm="alphanumeric" fo:language="en" fo:country="US">
          <text:index-title-template text:style-name="Index_20_Heading">Title of the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Index_20_Heading">Title of the Alphabetical Index</text:p>
          </text:index-title>
          <text:p text:style-name="P6">Key1 text<text:tab/></text:p>
          <text:p text:style-name="P8">Key2 text<text:tab/></text:p>
          <text:p text:style-name="P7">marker<text:tab/>1</text:p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le of the Document</dc:title>
    <dc:description>Comments</dc:description>
    <dc:subject>Subject text</dc:subject>
    <meta:creation-date>2008-10-04T06:12:24</meta:creation-date>
    <dc:date>2008-10-14T13:50:28.98</dc:date>
    <meta:keyword>Keyword text</meta:keyword>
    <dc:language>en-US</dc:language>
    <meta:editing-cycles>26</meta:editing-cycles>
    <meta:editing-duration>PT00H39M47S</meta:editing-duration>
    <dc:creator>Yves Savourel</dc:creator>
    <meta:document-statistic meta:table-count="1" meta:image-count="1" meta:object-count="0" meta:page-count="2" meta:paragraph-count="38" meta:word-count="187" meta:character-count="1090"/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</office:meta>
</office:document-meta>
</file>